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ingSockJsSession.flushCach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treamingSockJsSession.StreamingSockJsSession( String sessionId , SockJsServiceConfig config , WebSocketHandler wsHandler ,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ingSockJsSession.handleRequestInternal( ServerHttpRequest request , ServerHttpResponse response , boolean initial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